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/>
    </style:style>
    <style:style style:name="P2" style:family="paragraph" style:parent-style-name="Standard">
      <style:text-properties fo:color="#000000" loext:opacity="100%" fo:background-color="transparent"/>
    </style:style>
    <style:style style:name="P3" style:family="paragraph" style:parent-style-name="Standard">
      <style:text-properties fo:color="#000000" loext:opacity="100%" officeooo:paragraph-rsid="0014b49d" fo:background-color="transparent"/>
    </style:style>
    <style:style style:name="P4" style:family="paragraph" style:parent-style-name="Standard">
      <style:text-properties fo:color="#000000" loext:opacity="100%" fo:language="en" fo:country="US" officeooo:rsid="001800d9" fo:background-color="transparen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fo:background-color="transparen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fo:language="en" fo:country="US" officeooo:rsid="001800d9" fo:background-color="transparen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800000" loext:opacity="100%" style:font-name="Consolas" fo:font-size="10pt" fo:font-weight="bold" style:font-size-asian="10pt" style:font-weight-asian="bold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800000" loext:opacity="100%" style:font-name="Consolas" fo:font-size="10pt" fo:language="en" fo:country="US" fo:font-weight="bold" officeooo:rsid="001800d9" fo:background-color="transparent" style:font-size-asian="10pt" style:font-weight-asian="bold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0000" loext:opacity="100%" style:font-name="Consolas" fo:font-size="10pt" fo:font-weight="bold" fo:background-color="transparent" style:font-size-asian="10pt" style:font-weight-asian="bold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fo:language="en" fo:country="US" officeooo:rsid="001800d9" fo:background-color="transparent"/>
    </style:style>
    <style:style style:name="P13" style:family="paragraph" style:parent-style-name="Standard">
      <style:text-properties fo:color="#ff0000" loext:opacity="100%" style:font-name="Consolas" fo:font-size="10pt" style:font-size-asian="10pt"/>
    </style:style>
    <style:style style:name="P14" style:family="paragraph" style:parent-style-name="Standard">
      <style:text-properties fo:color="#ff0000" loext:opacity="100%" style:font-name="Consolas" fo:font-size="10pt" fo:background-color="transparent" style:font-size-asian="10pt"/>
    </style:style>
    <style:style style:name="P15" style:family="paragraph" style:parent-style-name="Standard">
      <style:text-properties fo:color="#ff0000" loext:opacity="100%" style:font-name="Consolas" fo:font-size="10pt" fo:language="en" fo:country="US" officeooo:rsid="001800d9" fo:background-color="transparent" style:font-size-asian="10pt"/>
    </style:style>
    <style:style style:name="P16" style:family="paragraph" style:parent-style-name="Standard">
      <style:text-properties fo:color="#ff0000" loext:opacity="100%" style:font-name="Consolas" fo:font-size="10pt" fo:language="en" fo:country="US" officeooo:rsid="001800d9" fo:background-color="#ffff00" style:font-size-asian="10pt"/>
    </style:style>
    <style:style style:name="P17" style:family="paragraph" style:parent-style-name="Standard">
      <style:text-properties fo:color="#000000" loext:opacity="100%" style:font-name="Consolas" fo:font-size="10pt" style:font-size-asian="10pt"/>
    </style:style>
    <style:style style:name="P18" style:family="paragraph" style:parent-style-name="Standard">
      <style:text-properties fo:color="#000000" loext:opacity="100%" style:font-name="Consolas" fo:font-size="10pt" fo:language="ru" fo:country="RU" officeooo:rsid="0014b49d" fo:background-color="transparent" style:font-size-asian="10pt"/>
    </style:style>
    <style:style style:name="P19" style:family="paragraph" style:parent-style-name="Standard">
      <style:text-properties fo:color="#000000" loext:opacity="100%" style:font-name="Consolas" fo:font-size="10pt" fo:language="ru" fo:country="RU" officeooo:rsid="0014b49d" officeooo:paragraph-rsid="0014b49d" fo:background-color="transparent" style:font-size-asian="10pt"/>
    </style:style>
    <style:style style:name="P20" style:family="paragraph" style:parent-style-name="Standard">
      <style:text-properties fo:color="#000000" loext:opacity="100%" style:font-name="Consolas" fo:font-size="10pt" fo:background-color="transparent" style:font-size-asian="10pt"/>
    </style:style>
    <style:style style:name="P21" style:family="paragraph" style:parent-style-name="Standard">
      <style:text-properties fo:color="#000000" loext:opacity="100%" style:font-name="Consolas" fo:font-size="10pt" fo:background-color="#ffff00" style:font-size-asian="10pt"/>
    </style:style>
    <style:style style:name="P22" style:family="paragraph" style:parent-style-name="Standard">
      <style:text-properties fo:color="#000000" loext:opacity="100%" style:font-name="Consolas" fo:font-size="10pt" fo:language="en" fo:country="US" officeooo:rsid="001800d9" fo:background-color="transparent" style:font-size-asian="10pt"/>
    </style:style>
    <style:style style:name="P23" style:family="paragraph" style:parent-style-name="Standard">
      <style:text-properties fo:color="#000000" loext:opacity="100%" style:font-name="Consolas" fo:font-size="10pt" fo:language="en" fo:country="US" officeooo:rsid="001800d9" fo:background-color="#ffff00" style:font-size-asian="10pt"/>
    </style:style>
    <style:style style:name="P24" style:family="paragraph" style:parent-style-name="Standard">
      <style:text-properties fo:color="#000000" loext:opacity="100%" style:font-name="Consolas" fo:font-size="10pt" fo:language="en" fo:country="US" officeooo:rsid="001800d9" fo:background-color="#ffffd7" style:font-size-asian="10pt"/>
    </style:style>
    <style:style style:name="P25" style:family="paragraph" style:parent-style-name="Standard">
      <style:text-properties fo:color="#000000" loext:opacity="100%" style:font-name="Consolas" fo:font-size="10pt" fo:background-color="#ffffd7" style:font-size-asian="10pt"/>
    </style:style>
    <style:style style:name="P26" style:family="paragraph" style:parent-style-name="Standard">
      <style:text-properties fo:color="#000000" loext:opacity="100%" fo:language="en" fo:country="US" officeooo:rsid="001800d9" fo:background-color="transparent"/>
    </style:style>
    <style:style style:name="P27" style:family="paragraph" style:parent-style-name="Standard">
      <style:text-properties fo:color="#000000" loext:opacity="100%" fo:background-color="#ffffd7"/>
    </style:style>
    <style:style style:name="P28" style:family="paragraph" style:parent-style-name="Standard">
      <style:text-properties fo:background-color="#ffffd7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Consolas" fo:font-size="10pt" fo:language="en" fo:country="US" officeooo:rsid="001800d9" fo:background-color="#ffffd7" style:font-size-asian="10pt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fo:language="en" fo:country="US" officeooo:rsid="001800d9" fo:background-color="transparen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background-color="#ffffd7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T1" style:family="text">
      <style:text-properties fo:color="#800000" loext:opacity="100%" style:font-name="Consolas" fo:font-size="10pt" fo:font-weight="bold" style:font-size-asian="10pt" style:font-weight-asian="bold"/>
    </style:style>
    <style:style style:name="T2" style:family="text">
      <style:text-properties fo:color="#800000" loext:opacity="100%" style:font-name="Consolas" fo:font-size="10pt" fo:font-weight="bold" style:font-size-asian="10pt" style:font-weight-asian="bold"/>
    </style:style>
    <style:style style:name="T3" style:family="text">
      <style:text-properties fo:color="#800000" loext:opacity="100%" style:font-name="Consolas" fo:font-size="10pt" fo:font-weight="bold" fo:background-color="#e8f2fe" loext:char-shading-value="0" style:font-size-asian="10pt" style:font-weight-asian="bold"/>
    </style:style>
    <style:style style:name="T4" style:family="text">
      <style:text-properties fo:color="#800000" loext:opacity="100%" style:font-name="Consolas" fo:font-size="10pt" fo:font-weight="bold" fo:background-color="#ffffd7" loext:char-shading-value="0" style:font-size-asian="10pt" style:font-weight-asian="bold"/>
    </style:style>
    <style:style style:name="T5" style:family="text">
      <style:text-properties fo:color="#800000" loext:opacity="100%" style:font-name="Consolas" fo:font-size="10pt" fo:font-weight="bold" fo:background-color="#ffffd7" loext:char-shading-value="0" style:font-size-asian="10pt" style:font-weight-asian="bold"/>
    </style:style>
    <style:style style:name="T6" style:family="text">
      <style:text-properties fo:color="#800000" loext:opacity="100%" fo:font-weight="bold" style:font-weight-asian="bold"/>
    </style:style>
    <style:style style:name="T7" style:family="text">
      <style:text-properties fo:color="#000000" loext:opacity="100%" style:font-name="Consolas" fo:font-size="10pt" style:font-size-asian="10pt"/>
    </style:style>
    <style:style style:name="T8" style:family="text">
      <style:text-properties fo:color="#000000" loext:opacity="100%" style:font-name="Consolas" fo:font-size="10pt" style:font-size-asian="10pt"/>
    </style:style>
    <style:style style:name="T9" style:family="text">
      <style:text-properties fo:color="#000000" loext:opacity="100%" style:font-name="Consolas" fo:font-size="10pt" fo:background-color="#e8f2fe" loext:char-shading-value="0" style:font-size-asian="10pt"/>
    </style:style>
    <style:style style:name="T10" style:family="text">
      <style:text-properties fo:color="#000000" loext:opacity="100%" style:font-name="Consolas" fo:font-size="10pt" fo:background-color="#ffffd7" loext:char-shading-value="0" style:font-size-asian="10pt"/>
    </style:style>
    <style:style style:name="T11" style:family="text">
      <style:text-properties fo:color="#000000" loext:opacity="100%" style:font-name="Consolas" fo:font-size="10pt" fo:background-color="#ffffd7" loext:char-shading-value="0" style:font-size-asian="10pt"/>
    </style:style>
    <style:style style:name="T12" style:family="text">
      <style:text-properties fo:color="#ff0000" loext:opacity="100%" style:font-name="Consolas" fo:font-size="10pt" style:font-size-asian="10pt"/>
    </style:style>
    <style:style style:name="T13" style:family="text">
      <style:text-properties fo:color="#ff0000" loext:opacity="100%" style:font-name="Consolas" fo:font-size="10pt" style:font-size-asian="10pt"/>
    </style:style>
    <style:style style:name="T14" style:family="text">
      <style:text-properties fo:color="#ff0000" loext:opacity="100%" style:font-name="Consolas" fo:font-size="10pt" fo:background-color="#e8f2fe" loext:char-shading-value="0" style:font-size-asian="10pt"/>
    </style:style>
    <style:style style:name="T15" style:family="text">
      <style:text-properties fo:color="#ff0000" loext:opacity="100%"/>
    </style:style>
    <style:style style:name="T16" style:family="text">
      <style:text-properties style:font-name="Consolas" fo:font-size="10pt" style:font-size-asian="10pt"/>
    </style:style>
    <style:style style:name="T17" style:family="text">
      <style:text-properties style:font-name="Consolas" fo:font-size="10pt" style:font-size-asian="10pt"/>
    </style:style>
    <style:style style:name="T18" style:family="text">
      <style:text-properties style:font-name="Consolas" fo:font-size="10pt" fo:font-weight="bold" style:font-size-asian="10pt" style:font-weight-asian="bold"/>
    </style:style>
    <style:style style:name="T19" style:family="text">
      <style:text-properties style:font-name="Consolas" fo:font-size="10pt" fo:language="en" fo:country="US" officeooo:rsid="0014b49d" style:font-size-asian="10pt"/>
    </style:style>
    <style:style style:name="T20" style:family="text">
      <style:text-properties style:font-name="Consolas" fo:font-size="10pt" fo:language="ru" fo:country="RU" officeooo:rsid="0014b49d" style:font-size-asian="10pt"/>
    </style:style>
    <style:style style:name="T21" style:family="text">
      <style:text-properties style:font-name="Consolas" fo:font-size="10pt" fo:language="ru" fo:country="RU" fo:font-weight="bold" style:font-size-asian="10pt" style:font-weight-asian="bold"/>
    </style:style>
    <style:style style:name="T22" style:family="text">
      <style:text-properties style:font-name="Consolas" fo:font-size="10pt" fo:background-color="#e8f2fe" loext:char-shading-value="0" style:font-size-asian="10pt"/>
    </style:style>
    <style:style style:name="T23" style:family="text">
      <style:text-properties fo:color="#008000" loext:opacity="100%" style:font-name="Consolas" fo:font-size="10pt" style:font-size-asian="10pt"/>
    </style:style>
    <style:style style:name="T24" style:family="text">
      <style:text-properties fo:color="#008000" loext:opacity="100%" style:font-name="Consolas" fo:font-size="10pt" style:font-size-asian="10pt"/>
    </style:style>
    <style:style style:name="T25" style:family="text">
      <style:text-properties fo:color="#008000" loext:opacity="100%" style:font-name="Consolas" fo:font-size="10pt" fo:font-weight="bold" style:font-size-asian="10pt" style:font-weight-asian="bold"/>
    </style:style>
    <style:style style:name="T26" style:family="text">
      <style:text-properties fo:color="#008000" loext:opacity="100%" style:font-name="Consolas" fo:font-size="10pt" fo:language="en" fo:country="US" officeooo:rsid="0022b555" style:font-size-asian="10pt"/>
    </style:style>
    <style:style style:name="T27" style:family="text">
      <style:text-properties fo:color="#008000" loext:opacity="100%"/>
    </style:style>
    <style:style style:name="T28" style:family="text">
      <style:text-properties fo:color="#0000ff" loext:opacity="100%" style:font-name="Consolas" fo:font-size="10pt" fo:background-color="#e8f2fe" loext:char-shading-value="0" style:font-size-asian="10pt"/>
    </style:style>
    <style:style style:name="T29" style:family="text">
      <style:text-properties fo:color="#0000ff" loext:opacity="100%" style:font-name="Consolas" fo:font-size="10pt" style:font-size-asian="10pt"/>
    </style:style>
    <style:style style:name="T30" style:family="text">
      <style:text-properties fo:color="#0000ff" loext:opacity="100%" style:font-name="Consolas" fo:font-size="10pt" style:font-size-asian="10pt"/>
    </style:style>
    <style:style style:name="T31" style:family="text">
      <style:text-properties fo:color="#000080" loext:opacity="100%" style:font-name="Consolas" fo:font-size="10pt" fo:font-weight="bold" style:font-size-asian="10pt" style:font-weight-asian="bold"/>
    </style:style>
    <style:style style:name="T32" style:family="text">
      <style:text-properties fo:color="#000080" loext:opacity="100%" style:font-name="Consolas" fo:font-size="10pt" fo:font-weight="bold" style:font-size-asian="10pt" style:font-weight-asian="bold"/>
    </style:style>
    <style:style style:name="T33" style:family="text">
      <style:text-properties fo:color="#000080" loext:opacity="100%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QL HomeWork 2. Joins</text:p>
      <text:p text:style-name="Standard">1. Вывести всех работников чьи зарплаты есть в базе, вместе с зарплатами.</text:p>
      <text:p text:style-name="P9"/>
      <text:p text:style-name="P5"><text:span text:style-name="T1">select</text:span><text:span text:style-name="T7"> employees.employee_name, employees_salary.monthly_salary </text:span></text:p>
      <text:p text:style-name="P5"><text:span text:style-name="T1">from</text:span><text:span text:style-name="T7"> employees <text:s/></text:span><text:span text:style-name="T1">join</text:span><text:span text:style-name="T7"> employees_salary </text:span></text:p>
      <text:p text:style-name="Standard"><text:span text:style-name="T1">on</text:span><text:span text:style-name="T7"> employees.id = employees_salary.employee_id </text:span><text:span text:style-name="T12">;</text:span></text:p>
      <text:p text:style-name="P13"/>
      <text:p text:style-name="P17">2. Вывести всех работников у которых ЗП меньше 2000.</text:p>
      <text:p text:style-name="P17"/>
      <text:p text:style-name="P6"><text:span text:style-name="T1">select</text:span><text:span text:style-name="T16"> employees.employee_name, employees_salary.monthly_salary </text:span></text:p>
      <text:p text:style-name="P5"><text:span text:style-name="T1">from</text:span><text:span text:style-name="T7"> employees <text:s/></text:span><text:span text:style-name="T1">join</text:span><text:span text:style-name="T7"> employees_salary </text:span></text:p>
      <text:p text:style-name="P1"><text:span text:style-name="T1">on</text:span><text:span text:style-name="T16"> employees.id = employees_salary.employee_id </text:span><text:span text:style-name="T1">and</text:span><text:span text:style-name="T16"> monthly_salary &lt; </text:span><text:span text:style-name="T23">'2000'</text:span><text:span text:style-name="T12">;</text:span></text:p>
      <text:p text:style-name="P13"/>
      <text:p text:style-name="P2"><text:span text:style-name="T16">3. Вывести все зарплатные позиции, но работник по ним не назначен. (ЗП есть, но не понятно кто её получ</text:span>ает.)</text:p>
      <text:p text:style-name="P7"><text:span text:style-name="T18">select</text:span><text:span text:style-name="T16"> employees_salary.monthly_salary,employees.employee_name</text:span></text:p>
      <text:p text:style-name="P2"><text:span text:style-name="T18">from</text:span><text:span text:style-name="T16"> employees_salary </text:span><text:span text:style-name="T18">left</text:span><text:span text:style-name="T16"> </text:span><text:span text:style-name="T18">join</text:span><text:span text:style-name="T16"> employees </text:span><text:span text:style-name="T18">on</text:span><text:span text:style-name="T16"> employees_salary.employee_id = employees.id; </text:span><text:span text:style-name="T19">(</text:span><text:span text:style-name="T20">по всем позициям ЗП)</text:span></text:p>
      <text:p text:style-name="P18"/>
      <text:p text:style-name="P3"><text:span text:style-name="T20">только ЗП где нет работника: </text:span><text:span text:style-name="T21">SELECT</text:span><text:span text:style-name="T16"> employees_salary.monthly_salary, employees.employee_name </text:span><text:span text:style-name="T18">FROM</text:span><text:span text:style-name="T16"> employees_salary </text:span><text:span text:style-name="T18">LEFT</text:span><text:span text:style-name="T16"> </text:span><text:span text:style-name="T18">JOIN</text:span><text:span text:style-name="T16"> employees </text:span><text:span text:style-name="T18">ON</text:span><text:span text:style-name="T16"> employees_salary.employee_id = employees.id </text:span><text:span text:style-name="T18">WHERE</text:span><text:span text:style-name="T16"> employees.employee_name </text:span><text:span text:style-name="T18">IS</text:span><text:span text:style-name="T16"> </text:span><text:span text:style-name="T18">null</text:span></text:p>
      <text:p text:style-name="P19"/>
      <text:p text:style-name="P2"/>
      <text:p text:style-name="P2">4. Вывести все зарплатные позиции <text:s/>меньше 2000 но работник по ним не назначен. (ЗП есть, но не понятно кто её получает.</text:p>
      <text:p text:style-name="P28"/>
      <text:p text:style-name="P28"><text:span text:style-name="T1">SELECT</text:span><text:span text:style-name="T7"> employees_salary.monthly_salary, employees.employee_name </text:span><text:span text:style-name="T1">FROM</text:span><text:span text:style-name="T7"> employees_salary </text:span><text:span text:style-name="T1">LEFT</text:span><text:span text:style-name="T7"> </text:span><text:span text:style-name="T1">JOIN</text:span><text:span text:style-name="T7"> employees </text:span><text:span text:style-name="T1">ON</text:span><text:span text:style-name="T7"> employees_salary.employee_id = employees.id </text:span><text:span text:style-name="T1">WHERE</text:span><text:span text:style-name="T7"> (employees_salary.monthly_salary &lt; </text:span><text:span text:style-name="T29">2000</text:span><text:span text:style-name="T7">) </text:span><text:span text:style-name="T1">AND</text:span><text:span text:style-name="T7"> employees.employee_name </text:span><text:span text:style-name="T1">IS</text:span><text:span text:style-name="T7"> </text:span><text:span text:style-name="T1">NULL</text:span></text:p>
      <text:p text:style-name="P25"/>
      <text:p text:style-name="P25">5. Найти всех работников кому не начислена ЗП</text:p>
      <text:p text:style-name="P25"/>
      <text:p text:style-name="P27"><text:span text:style-name="T1">select</text:span><text:span text:style-name="T16"> employees_salary.monthly_salary, employees.employee_name </text:span><text:span text:style-name="T1">from</text:span><text:span text:style-name="T16"> employees_salary </text:span><text:span text:style-name="T1">right</text:span><text:span text:style-name="T16"> </text:span><text:span text:style-name="T1">join</text:span><text:span text:style-name="T16"> employees </text:span><text:span text:style-name="T1">on</text:span><text:span text:style-name="T16"> employees_salary.employee_id = employees.id </text:span><text:span text:style-name="T1">where</text:span><text:span text:style-name="T16"> employees_salary.monthly_salary </text:span><text:span text:style-name="T1">is</text:span><text:span text:style-name="T16"> </text:span><text:span text:style-name="T1">null</text:span><text:span text:style-name="T12">;</text:span></text:p>
      <text:p text:style-name="P21"/>
      <text:p text:style-name="P20">6. Вывести всех работников с названиями их должности.</text:p>
      <text:p text:style-name="P7"><text:span text:style-name="T1">select</text:span><text:span text:style-name="T16"> employees.employee_name, roles.role_name </text:span></text:p>
      <text:p text:style-name="P5"><text:span text:style-name="T1">from</text:span><text:span text:style-name="T7"> employees <text:s/></text:span><text:span text:style-name="T1">join</text:span><text:span text:style-name="T7"> roles</text:span></text:p>
      <text:p text:style-name="P2"><text:span text:style-name="T1">on</text:span><text:span text:style-name="T16"> employees.id = roles.id</text:span><text:span text:style-name="T12">;</text:span></text:p>
      <text:p text:style-name="P14"/>
      <text:p text:style-name="P20">7. Вывести имена и должность только Java разработчиков.</text:p>
      <text:p text:style-name="P20"/>
      <text:p text:style-name="P7"><text:span text:style-name="T1">select</text:span><text:span text:style-name="T16"> employees.employee_name, roles.role_name </text:span></text:p>
      <text:p text:style-name="P5"><text:span text:style-name="T1">from</text:span><text:span text:style-name="T7"> employees <text:s/></text:span><text:span text:style-name="T1">join</text:span><text:span text:style-name="T7"> roles</text:span></text:p>
      <text:p text:style-name="P2"><text:span text:style-name="T1">on</text:span><text:span text:style-name="T16"> employees.id = roles.id </text:span><text:span text:style-name="T1">where</text:span><text:span text:style-name="T16"> role_name </text:span><text:span text:style-name="T1">like</text:span><text:span text:style-name="T16"> </text:span><text:span text:style-name="T23">'%Java%'</text:span><text:span text:style-name="T12">;</text:span></text:p>
      <text:p text:style-name="P14"/>
      <text:p text:style-name="P20">8. Вывести имена и должность только Python разработчиков.</text:p>
      <text:p text:style-name="P11"/>
      <text:p text:style-name="P7"><text:span text:style-name="T1">select</text:span><text:span text:style-name="T16"> employees.employee_name, roles.role_name </text:span></text:p>
      <text:p text:style-name="P5"><text:span text:style-name="T1">from</text:span><text:span text:style-name="T7"> employees <text:s/></text:span><text:span text:style-name="T1">join</text:span><text:span text:style-name="T7"> roles</text:span></text:p>
      <text:p text:style-name="P2"><text:span text:style-name="T1">on</text:span><text:span text:style-name="T16"> employees.id = roles.id </text:span><text:span text:style-name="T1">where</text:span><text:span text:style-name="T16"> role_name </text:span><text:span text:style-name="T1">like</text:span><text:span text:style-name="T16"> </text:span><text:span text:style-name="T23">'%Python%'</text:span><text:span text:style-name="T12">;</text:span></text:p>
      <text:p text:style-name="P15"/>
      <text:p text:style-name="P22">9. Вывести имена и должность всех QA инженеров.</text:p>
      <text:p text:style-name="P22"/>
      <text:p text:style-name="P8"><text:span text:style-name="T1">select</text:span><text:span text:style-name="T16"> employees.employee_name, roles.role_name </text:span></text:p>
      <text:p text:style-name="P5"><text:span text:style-name="T1">from</text:span><text:span text:style-name="T7"> employees <text:s/></text:span><text:span text:style-name="T1">join</text:span><text:span text:style-name="T7"> roles</text:span></text:p>
      <text:p text:style-name="P4"><text:span text:style-name="T1">on</text:span><text:span text:style-name="T16"> employees.id = roles.id </text:span><text:span text:style-name="T1">where</text:span><text:span text:style-name="T16"> role_name </text:span><text:span text:style-name="T1">like</text:span><text:span text:style-name="T16"> </text:span><text:span text:style-name="T23">'%QA%'</text:span><text:span text:style-name="T12">;</text:span></text:p>
      <text:p text:style-name="P15"/>
      <text:p text:style-name="P15"/>
      <text:p text:style-name="P22"><text:soft-page-break/>10. Вывести имена и должность ручных QA инженеров.</text:p>
      <text:p text:style-name="P10"/>
      <text:p text:style-name="P8"><text:span text:style-name="T1">select</text:span><text:span text:style-name="T16"> employees.employee_name, roles.role_name </text:span></text:p>
      <text:p text:style-name="P5"><text:span text:style-name="T1">from</text:span><text:span text:style-name="T7"> employees <text:s/></text:span><text:span text:style-name="T1">join</text:span><text:span text:style-name="T7"> roles</text:span></text:p>
      <text:p text:style-name="P4"><text:span text:style-name="T1">on</text:span><text:span text:style-name="T16"> employees.id = roles.id </text:span><text:span text:style-name="T1">where</text:span><text:span text:style-name="T16"> role_name </text:span><text:span text:style-name="T1">like</text:span><text:span text:style-name="T16"> </text:span><text:span text:style-name="T23">'%Manual QA%'</text:span><text:span text:style-name="T12">;</text:span></text:p>
      <text:p text:style-name="P15"/>
      <text:p text:style-name="P22">11. Вывести имена и должность автоматизаторов QA</text:p>
      <text:p text:style-name="P22"/>
      <text:p text:style-name="P8"><text:span text:style-name="T1">select</text:span><text:span text:style-name="T16"> employees.employee_name, roles.role_name </text:span></text:p>
      <text:p text:style-name="P5"><text:span text:style-name="T1">from</text:span><text:span text:style-name="T7"> employees <text:s/></text:span><text:span text:style-name="T1">join</text:span><text:span text:style-name="T7"> roles</text:span></text:p>
      <text:p text:style-name="P4"><text:span text:style-name="T1">on</text:span><text:span text:style-name="T16"> employees.id = roles.id </text:span><text:span text:style-name="T1">where</text:span><text:span text:style-name="T16"> role_name </text:span><text:span text:style-name="T1">like</text:span><text:span text:style-name="T16"> </text:span><text:span text:style-name="T23">'%Automation QA%'</text:span><text:span text:style-name="T12">;</text:span></text:p>
      <text:p text:style-name="P15"/>
      <text:p text:style-name="P22">12. Вывести имена и зарплаты Junior специалистов</text:p>
      <text:p text:style-name="P22"/>
      <text:p text:style-name="P8"><text:span text:style-name="T1">select</text:span><text:span text:style-name="T16"> employees.employee_name, roles.role_name, employees_salary.monthly_salary </text:span></text:p>
      <text:p text:style-name="P5"><text:span text:style-name="T1">from</text:span><text:span text:style-name="T7"> employees </text:span><text:span text:style-name="T1">join</text:span><text:span text:style-name="T7"> roles</text:span></text:p>
      <text:p text:style-name="P5"><text:span text:style-name="T1">on</text:span><text:span text:style-name="T7"> employees.id = roles.id </text:span></text:p>
      <text:p text:style-name="P5"><text:span text:style-name="T1">join</text:span><text:span text:style-name="T7"> employees_salary</text:span></text:p>
      <text:p text:style-name="P5"><text:span text:style-name="T1">on</text:span><text:span text:style-name="T7"> employees.id = employees_salary.id</text:span></text:p>
      <text:p text:style-name="P4"><text:span text:style-name="T1">where</text:span><text:span text:style-name="T16"> role_name </text:span><text:span text:style-name="T1">like</text:span><text:span text:style-name="T16"> </text:span><text:span text:style-name="T23">'%Junior%'</text:span><text:span text:style-name="T12">;</text:span></text:p>
      <text:p text:style-name="P15"/>
      <text:p text:style-name="P22">13. Вывести имена и зарплаты Middle специалистов</text:p>
      <text:p text:style-name="P22"/>
      <text:p text:style-name="P8"><text:span text:style-name="T1">select</text:span><text:span text:style-name="T16"> employees.employee_name, roles.role_name, employees_salary.monthly_salary </text:span></text:p>
      <text:p text:style-name="P5"><text:span text:style-name="T1">from</text:span><text:span text:style-name="T7"> employees </text:span><text:span text:style-name="T1">join</text:span><text:span text:style-name="T7"> roles</text:span></text:p>
      <text:p text:style-name="P5"><text:span text:style-name="T1">on</text:span><text:span text:style-name="T7"> employees.id = roles.id </text:span></text:p>
      <text:p text:style-name="P5"><text:span text:style-name="T1">join</text:span><text:span text:style-name="T7"> employees_salary</text:span></text:p>
      <text:p text:style-name="P5"><text:span text:style-name="T1">on</text:span><text:span text:style-name="T7"> employees.id = employees_salary.id</text:span></text:p>
      <text:p text:style-name="P4"><text:span text:style-name="T1">where</text:span><text:span text:style-name="T16"> role_name </text:span><text:span text:style-name="T1">like</text:span><text:span text:style-name="T16"> </text:span><text:span text:style-name="T23">'%Middle%'</text:span><text:span text:style-name="T12">;</text:span></text:p>
      <text:p text:style-name="P15"/>
      <text:p text:style-name="P4"><text:span text:style-name="T12">1</text:span><text:span text:style-name="T16">4. Вывести имена и зарплаты Senior специалистов</text:span></text:p>
      <text:p text:style-name="P22"/>
      <text:p text:style-name="P8"><text:span text:style-name="T1">select</text:span><text:span text:style-name="T16"> employees.employee_name, roles.role_name, employees_salary.monthly_salary </text:span></text:p>
      <text:p text:style-name="P5"><text:span text:style-name="T1">from</text:span><text:span text:style-name="T7"> employees </text:span><text:span text:style-name="T1">join</text:span><text:span text:style-name="T7"> roles</text:span></text:p>
      <text:p text:style-name="P5"><text:span text:style-name="T1">on</text:span><text:span text:style-name="T7"> employees.id = roles.id </text:span></text:p>
      <text:p text:style-name="P5"><text:span text:style-name="T1">join</text:span><text:span text:style-name="T7"> employees_salary</text:span></text:p>
      <text:p text:style-name="P5"><text:span text:style-name="T1">on</text:span><text:span text:style-name="T7"> employees.id = employees_salary.id</text:span></text:p>
      <text:p text:style-name="P4"><text:span text:style-name="T1">where</text:span><text:span text:style-name="T16"> role_name </text:span><text:span text:style-name="T1">like</text:span><text:span text:style-name="T16"> </text:span><text:span text:style-name="T23">'%Senior%'</text:span><text:span text:style-name="T12">;</text:span></text:p>
      <text:p text:style-name="P15"/>
      <text:p text:style-name="P22">15. Вывести зарплаты Java разработчиков</text:p>
      <text:p text:style-name="P22"/>
      <text:p text:style-name="P8"><text:span text:style-name="T1">select</text:span><text:span text:style-name="T16"> roles.role_name, employees_salary.monthly_salary </text:span></text:p>
      <text:p text:style-name="P5"><text:span text:style-name="T1">from</text:span><text:span text:style-name="T7"> roles </text:span><text:span text:style-name="T1">join</text:span><text:span text:style-name="T7"> employees_salary</text:span></text:p>
      <text:p text:style-name="P5"><text:span text:style-name="T1">on</text:span><text:span text:style-name="T7"> roles.id = employees_salary .id </text:span></text:p>
      <text:p text:style-name="P4"><text:span text:style-name="T1">where</text:span><text:span text:style-name="T16"> role_name </text:span><text:span text:style-name="T1">like</text:span><text:span text:style-name="T16"> </text:span><text:span text:style-name="T23">'%Java%'</text:span><text:span text:style-name="T12">;</text:span></text:p>
      <text:p text:style-name="P15"/>
      <text:p text:style-name="P22">16. Вывести зарплаты Python разработчиков</text:p>
      <text:p text:style-name="P22"/>
      <text:p text:style-name="P8"><text:span text:style-name="T1">select</text:span><text:span text:style-name="T16"> roles.role_name, employees_salary.monthly_salary </text:span></text:p>
      <text:p text:style-name="P5"><text:span text:style-name="T1">from</text:span><text:span text:style-name="T7"> roles </text:span><text:span text:style-name="T1">join</text:span><text:span text:style-name="T7"> employees_salary</text:span></text:p>
      <text:p text:style-name="P5"><text:span text:style-name="T1">on</text:span><text:span text:style-name="T7"> roles.id = employees_salary .id </text:span></text:p>
      <text:p text:style-name="P4"><text:span text:style-name="T1">where</text:span><text:span text:style-name="T16"> role_name </text:span><text:span text:style-name="T1">like</text:span><text:span text:style-name="T16"> </text:span><text:span text:style-name="T23">'%Python%'</text:span><text:span text:style-name="T12">;</text:span></text:p>
      <text:p text:style-name="P15"/>
      <text:p text:style-name="P22">17. Вывести имена и зарплаты Junior Python разработчиков</text:p>
      <text:p text:style-name="P15"/>
      <text:p text:style-name="P8"><text:span text:style-name="T1">select</text:span><text:span text:style-name="T16"> employees.employee_name, roles.role_name, employees_salary.monthly_salary </text:span></text:p>
      <text:p text:style-name="P5"><text:span text:style-name="T1">from</text:span><text:span text:style-name="T7"> employees </text:span><text:span text:style-name="T1">join</text:span><text:span text:style-name="T7"> roles</text:span></text:p>
      <text:p text:style-name="P5"><text:span text:style-name="T1">on</text:span><text:span text:style-name="T7"> employees.id = roles.id </text:span></text:p>
      <text:p text:style-name="P5"><text:span text:style-name="T1">join</text:span><text:span text:style-name="T7"> employees_salary</text:span></text:p>
      <text:p text:style-name="P5"><text:span text:style-name="T1">on</text:span><text:span text:style-name="T7"> employees.id = employees_salary.id</text:span></text:p>
      <text:p text:style-name="P4"><text:span text:style-name="T1">where</text:span><text:span text:style-name="T16"> role_name </text:span><text:span text:style-name="T1">like</text:span><text:span text:style-name="T16"> </text:span><text:span text:style-name="T23">'%Junior Python%'</text:span><text:span text:style-name="T12">;</text:span></text:p>
      <text:p text:style-name="P15"/>
      <text:p text:style-name="P22"><text:soft-page-break/>18. Вывести имена и зарплаты Middle JS разработчиков</text:p>
      <text:p text:style-name="P22"/>
      <text:p text:style-name="P8"><text:span text:style-name="T1">select</text:span><text:span text:style-name="T16"> employees.employee_name, roles.role_name, employees_salary.monthly_salary </text:span></text:p>
      <text:p text:style-name="P5"><text:span text:style-name="T1">from</text:span><text:span text:style-name="T7"> employees </text:span><text:span text:style-name="T1">join</text:span><text:span text:style-name="T7"> roles</text:span></text:p>
      <text:p text:style-name="P5"><text:span text:style-name="T1">on</text:span><text:span text:style-name="T7"> employees.id = roles.id </text:span></text:p>
      <text:p text:style-name="P5"><text:span text:style-name="T1">join</text:span><text:span text:style-name="T7"> employees_salary</text:span></text:p>
      <text:p text:style-name="P5"><text:span text:style-name="T1">on</text:span><text:span text:style-name="T7"> employees.id = employees_salary.id</text:span></text:p>
      <text:p text:style-name="P4"><text:span text:style-name="T1">where</text:span><text:span text:style-name="T16"> role_name </text:span><text:span text:style-name="T1">like</text:span><text:span text:style-name="T16"> </text:span><text:span text:style-name="T23">'%Middle JavaScript %'</text:span><text:span text:style-name="T12">;</text:span></text:p>
      <text:p text:style-name="P15"/>
      <text:p text:style-name="P22">19. Вывести имена и зарплаты Senior Java разработчиков</text:p>
      <text:p text:style-name="P22"/>
      <text:p text:style-name="P8"><text:span text:style-name="T1">select</text:span><text:span text:style-name="T16"> employees.employee_name, roles.role_name, employees_salary.monthly_salary </text:span></text:p>
      <text:p text:style-name="P5"><text:span text:style-name="T1">from</text:span><text:span text:style-name="T7"> employees </text:span><text:span text:style-name="T1">join</text:span><text:span text:style-name="T7"> roles</text:span></text:p>
      <text:p text:style-name="P5"><text:span text:style-name="T1">on</text:span><text:span text:style-name="T7"> employees.id = roles.id </text:span></text:p>
      <text:p text:style-name="P5"><text:span text:style-name="T1">join</text:span><text:span text:style-name="T7"> employees_salary</text:span></text:p>
      <text:p text:style-name="P5"><text:span text:style-name="T1">on</text:span><text:span text:style-name="T7"> employees.id = employees_salary.id</text:span></text:p>
      <text:p text:style-name="P4"><text:span text:style-name="T1">where</text:span><text:span text:style-name="T16"> role_name </text:span><text:span text:style-name="T1">like</text:span><text:span text:style-name="T16"> </text:span><text:span text:style-name="T23">'%Senior Java%'</text:span><text:span text:style-name="T12">;</text:span></text:p>
      <text:p text:style-name="P15"/>
      <text:p text:style-name="P22">20. Вывести зарплаты Junior QA инженеров</text:p>
      <text:p text:style-name="P22"/>
      <text:p text:style-name="P8"><text:span text:style-name="T1">select</text:span><text:span text:style-name="T16"> roles.role_name, employees_salary.monthly_salary </text:span></text:p>
      <text:p text:style-name="P5"><text:span text:style-name="T1">from</text:span><text:span text:style-name="T7"> roles </text:span><text:span text:style-name="T1">join</text:span><text:span text:style-name="T7"> employees_salary</text:span></text:p>
      <text:p text:style-name="P5"><text:span text:style-name="T1">on</text:span><text:span text:style-name="T7"> roles.id = employees_salary .id </text:span></text:p>
      <text:p text:style-name="P4"><text:span text:style-name="T1">where</text:span><text:span text:style-name="T16"> role_name </text:span><text:span text:style-name="T1">like</text:span><text:span text:style-name="T16"> </text:span><text:span text:style-name="T23">'%Junior%QA%'</text:span><text:span text:style-name="T12">;</text:span></text:p>
      <text:p text:style-name="P15"/>
      <text:p text:style-name="P24">21. Вывести среднюю зарплату всех Junior специалистов</text:p>
      <text:p text:style-name="P24"/>
      <text:p text:style-name="P30"><text:span text:style-name="T6">select</text:span> <text:span text:style-name="T33">avg</text:span>(monthly_salary)</text:p>
      <text:p text:style-name="P5"><text:span text:style-name="T1">from</text:span><text:span text:style-name="T7"> employees </text:span><text:span text:style-name="T1">join</text:span><text:span text:style-name="T7"> employees_salary</text:span></text:p>
      <text:p text:style-name="P5"><text:span text:style-name="T1">on</text:span><text:span text:style-name="T7"> employees_salary.employee_id = employees.id</text:span></text:p>
      <text:p text:style-name="P5"><text:span text:style-name="T1">join</text:span><text:span text:style-name="T7"> roles_employees </text:span></text:p>
      <text:p text:style-name="P5"><text:span text:style-name="T1">on</text:span><text:span text:style-name="T7"> roles_employees.employee_id = employees.id </text:span></text:p>
      <text:p text:style-name="P5"><text:span text:style-name="T1">join</text:span><text:span text:style-name="T7"> roles </text:span></text:p>
      <text:p text:style-name="P5"><text:span text:style-name="T1">on</text:span><text:span text:style-name="T7"> role_id = roles.id</text:span></text:p>
      <text:p text:style-name="P24"><text:span text:style-name="T6">where</text:span> role_name <text:span text:style-name="T6">like</text:span> <text:span text:style-name="T27">'%Junior%'</text:span><text:span text:style-name="T15">;</text:span></text:p>
      <text:p text:style-name="P16"/>
      <text:p text:style-name="P24">22. Вывести сумму зарплат JS разработчиков</text:p>
      <text:p text:style-name="P30"><text:span text:style-name="T6"/></text:p>
      <text:p text:style-name="P30"><text:span text:style-name="T6">select</text:span> <text:span text:style-name="T33">sum</text:span>(monthly_salary)</text:p>
      <text:p text:style-name="P5"><text:span text:style-name="T1">from</text:span><text:span text:style-name="T7"> employees, employees_salary, roles_employees, roles </text:span></text:p>
      <text:p text:style-name="P5"><text:span text:style-name="T1">where</text:span><text:span text:style-name="T7"> employees_salary.employee_id = employees.id </text:span></text:p>
      <text:p text:style-name="P5"><text:span text:style-name="T1">and</text:span><text:span text:style-name="T7"> roles_employees.employee_id =employees.id </text:span></text:p>
      <text:p text:style-name="P5"><text:span text:style-name="T1">a</text:span><text:span text:style-name="T5">nd</text:span><text:span text:style-name="T11"> role_id = roles.id </text:span></text:p>
      <text:p text:style-name="P24"><text:span text:style-name="T6">and</text:span> role_name <text:span text:style-name="T6">like</text:span> <text:span text:style-name="T27">'%JavaS%'</text:span><text:span text:style-name="T15">;</text:span></text:p>
      <text:p text:style-name="P24"/>
      <text:p text:style-name="P16"/>
      <text:p text:style-name="P24">23. Вывести минимальную ЗП QA инженеров</text:p>
      <text:p text:style-name="P30"><text:span text:style-name="T6">select</text:span> <text:span text:style-name="T33">min</text:span>(monthly_salary)</text:p>
      <text:p text:style-name="P5"><text:span text:style-name="T1">from</text:span><text:span text:style-name="T7"> employees, employees_salary, roles_employees, roles </text:span></text:p>
      <text:p text:style-name="P5"><text:span text:style-name="T1">where</text:span><text:span text:style-name="T7"> employees_salary.employee_id = employees.id </text:span></text:p>
      <text:p text:style-name="P5"><text:span text:style-name="T1">and</text:span><text:span text:style-name="T7"> roles_employees.employee_id =employees.id </text:span></text:p>
      <text:p text:style-name="P5"><text:span text:style-name="T1">and</text:span><text:span text:style-name="T7"> role_id = roles.id </text:span></text:p>
      <text:p text:style-name="P24"><text:span text:style-name="T6">and</text:span> role_name <text:span text:style-name="T6">like</text:span> <text:span text:style-name="T27">'%QA%'</text:span><text:span text:style-name="T15">;</text:span></text:p>
      <text:p text:style-name="P23"/>
      <text:p text:style-name="P24">24. Вывести максимальную ЗП QA инженеров</text:p>
      <text:p text:style-name="P30"><text:span text:style-name="T6">select</text:span> <text:span text:style-name="T33">max</text:span>(monthly_salary)</text:p>
      <text:p text:style-name="P32"><text:span text:style-name="T1">from</text:span><text:span text:style-name="T7"> employees, employees_salary, roles_employees, roles </text:span></text:p>
      <text:p text:style-name="P32"><text:span text:style-name="T1">where</text:span><text:span text:style-name="T7"> employees_salary.employee_id = employees.id </text:span></text:p>
      <text:p text:style-name="P32"><text:span text:style-name="T1">and</text:span><text:span text:style-name="T7"> roles_employees.employee_id =employees.id </text:span></text:p>
      <text:p text:style-name="P32"><text:span text:style-name="T1">and</text:span><text:span text:style-name="T7"> role_id = roles.id </text:span></text:p>
      <text:p text:style-name="P24"><text:span text:style-name="T6">and</text:span> role_name <text:span text:style-name="T6">like</text:span> <text:span text:style-name="T27">'%QA%'</text:span><text:span text:style-name="T15">;</text:span></text:p>
      <text:p text:style-name="P23"/>
      <text:p text:style-name="P22"><text:soft-page-break/>25. Вывести количество QA инженеров</text:p>
      <text:p text:style-name="P8"><text:span text:style-name="T25"/></text:p>
      <text:p text:style-name="P8"><text:span text:style-name="T1">select</text:span><text:span text:style-name="T16"> </text:span><text:span text:style-name="T31">count</text:span><text:span text:style-name="T16">(employee_name) </text:span><text:span text:style-name="T1">from</text:span><text:span text:style-name="T16"> employees</text:span></text:p>
      <text:p text:style-name="P5"><text:span text:style-name="T1">full</text:span><text:span text:style-name="T7"> </text:span><text:span text:style-name="T1">join</text:span><text:span text:style-name="T7"> employees_salary </text:span></text:p>
      <text:p text:style-name="P5"><text:span text:style-name="T1">on</text:span><text:span text:style-name="T7"> employees_salary.employee_id = employees.id </text:span></text:p>
      <text:p text:style-name="P5"><text:span text:style-name="T1">full</text:span><text:span text:style-name="T7"> </text:span><text:span text:style-name="T1">join</text:span><text:span text:style-name="T7"> roles_employees </text:span><text:span text:style-name="T1">on</text:span><text:span text:style-name="T7"> roles_employees.employee_id = employees.id </text:span></text:p>
      <text:p text:style-name="P5"><text:span text:style-name="T1">full</text:span><text:span text:style-name="T7"> </text:span><text:span text:style-name="T1">join</text:span><text:span text:style-name="T7"> roles </text:span><text:span text:style-name="T1">on</text:span><text:span text:style-name="T7"> role_id = roles.id </text:span></text:p>
      <text:p text:style-name="P8"><text:span text:style-name="T1">where</text:span><text:span text:style-name="T16"> role_name </text:span><text:span text:style-name="T1">like</text:span><text:span text:style-name="T16"> </text:span><text:span text:style-name="T23">'%QA%'</text:span></text:p>
      <text:p text:style-name="P4"><text:span text:style-name="T23"/></text:p>
      <text:p text:style-name="P4"><text:span text:style-name="T16">26. Вывести количество Middle специалистов.</text:span></text:p>
      <text:p text:style-name="P8"><text:span text:style-name="T1"/></text:p>
      <text:p text:style-name="P8"><text:span text:style-name="T1">select</text:span><text:span text:style-name="T16"> </text:span><text:span text:style-name="T31">count</text:span><text:span text:style-name="T16">(employee_name) </text:span><text:span text:style-name="T1">from</text:span><text:span text:style-name="T16"> employees</text:span></text:p>
      <text:p text:style-name="P5"><text:span text:style-name="T1">full</text:span><text:span text:style-name="T7"> </text:span><text:span text:style-name="T1">join</text:span><text:span text:style-name="T7"> employees_salary </text:span></text:p>
      <text:p text:style-name="P5"><text:span text:style-name="T1">on</text:span><text:span text:style-name="T7"> employees_salary.employee_id = employees.id </text:span></text:p>
      <text:p text:style-name="P5"><text:span text:style-name="T1">full</text:span><text:span text:style-name="T7"> </text:span><text:span text:style-name="T1">join</text:span><text:span text:style-name="T7"> roles_employees </text:span><text:span text:style-name="T1">on</text:span><text:span text:style-name="T7"> roles_employees.employee_id = employees.id </text:span></text:p>
      <text:p text:style-name="P5"><text:span text:style-name="T1">full</text:span><text:span text:style-name="T7"> </text:span><text:span text:style-name="T1">join</text:span><text:span text:style-name="T7"> roles </text:span><text:span text:style-name="T1">on</text:span><text:span text:style-name="T7"> role_id = roles.id </text:span></text:p>
      <text:p text:style-name="P4"><text:span text:style-name="T1">where</text:span><text:span text:style-name="T16"> role_name </text:span><text:span text:style-name="T1">like</text:span><text:span text:style-name="T16"> </text:span><text:span text:style-name="T23">'%Midd</text:span><text:span text:style-name="T26">l</text:span><text:span text:style-name="T23">%'</text:span></text:p>
      <text:p text:style-name="P4"><text:span text:style-name="T23"/></text:p>
      <text:p text:style-name="P4"><text:span text:style-name="T16">27. Вывести количество разработчиков</text:span></text:p>
      <text:p text:style-name="P8"><text:span text:style-name="T1"/></text:p>
      <text:p text:style-name="P8"><text:span text:style-name="T1">select</text:span><text:span text:style-name="T16"> </text:span><text:span text:style-name="T31">count</text:span><text:span text:style-name="T16">(employee_name) </text:span><text:span text:style-name="T1">from</text:span><text:span text:style-name="T16"> employees</text:span></text:p>
      <text:p text:style-name="P5"><text:span text:style-name="T1">full</text:span><text:span text:style-name="T7"> </text:span><text:span text:style-name="T1">join</text:span><text:span text:style-name="T7"> employees_salary </text:span></text:p>
      <text:p text:style-name="P5"><text:span text:style-name="T1">on</text:span><text:span text:style-name="T7"> employees_salary.employee_id = employees.id </text:span></text:p>
      <text:p text:style-name="P5"><text:span text:style-name="T1">full</text:span><text:span text:style-name="T7"> </text:span><text:span text:style-name="T1">join</text:span><text:span text:style-name="T7"> roles_employees </text:span><text:span text:style-name="T1">on</text:span><text:span text:style-name="T7"> roles_employees.employee_id = employees.id </text:span></text:p>
      <text:p text:style-name="P5"><text:span text:style-name="T1">full</text:span><text:span text:style-name="T7"> </text:span><text:span text:style-name="T1">join</text:span><text:span text:style-name="T7"> roles </text:span><text:span text:style-name="T1">on</text:span><text:span text:style-name="T7"> role_id = roles.id </text:span></text:p>
      <text:p text:style-name="P4"><text:span text:style-name="T1">where</text:span><text:span text:style-name="T16"> role_name </text:span><text:span text:style-name="T1">like</text:span><text:span text:style-name="T16"> </text:span><text:span text:style-name="T23">'%devel%'</text:span></text:p>
      <text:p text:style-name="P4"><text:span text:style-name="T23"/></text:p>
      <text:p text:style-name="P4"><text:span text:style-name="T16">28. Вывести фонд (сумму) зарплаты разработчиков.</text:span></text:p>
      <text:p text:style-name="P4"><text:span text:style-name="T16"/></text:p>
      <text:p text:style-name="P8"><text:span text:style-name="T1">select</text:span><text:span text:style-name="T16"> </text:span><text:span text:style-name="T31">sum</text:span><text:span text:style-name="T16">(monthly_salary)</text:span></text:p>
      <text:p text:style-name="P5"><text:span text:style-name="T1">from</text:span><text:span text:style-name="T7"> employees</text:span></text:p>
      <text:p text:style-name="P5"><text:span text:style-name="T1">full</text:span><text:span text:style-name="T7"> </text:span><text:span text:style-name="T1">join</text:span><text:span text:style-name="T7"> employees_salary </text:span><text:span text:style-name="T1">on</text:span><text:span text:style-name="T7"> employees_salary.employee_id = employees.id</text:span></text:p>
      <text:p text:style-name="P5"><text:span text:style-name="T1">full</text:span><text:span text:style-name="T7"> </text:span><text:span text:style-name="T1">join</text:span><text:span text:style-name="T7"> roles_employees </text:span><text:span text:style-name="T1">on</text:span><text:span text:style-name="T7"> roles_employees.employee_id = employees.id</text:span></text:p>
      <text:p text:style-name="P5"><text:span text:style-name="T1">full</text:span><text:span text:style-name="T7"> </text:span><text:span text:style-name="T1">join</text:span><text:span text:style-name="T7"> roles </text:span><text:span text:style-name="T1">on</text:span><text:span text:style-name="T7"> role_id = roles.id </text:span></text:p>
      <text:p text:style-name="P5"><text:span text:style-name="T1">where</text:span><text:span text:style-name="T7"> role_name </text:span><text:span text:style-name="T1">like</text:span><text:span text:style-name="T7"> </text:span><text:span text:style-name="T23">'%dev%'</text:span><text:span text:style-name="T12">;</text:span></text:p>
      <text:p text:style-name="P33"/>
      <text:p text:style-name="P33"/>
      <text:p text:style-name="P5"><text:span text:style-name="T1">select</text:span><text:span text:style-name="T7"> </text:span><text:span text:style-name="T31">sum</text:span><text:span text:style-name="T7">(monthly_salary)</text:span></text:p>
      <text:p text:style-name="P5"><text:span text:style-name="T1">from</text:span><text:span text:style-name="T7"> employees, employees_salary, roles_employees, roles </text:span></text:p>
      <text:p text:style-name="P5"><text:span text:style-name="T1">where</text:span><text:span text:style-name="T7"> employees_salary.employee_id = employees.id </text:span></text:p>
      <text:p text:style-name="P5"><text:span text:style-name="T1">and</text:span><text:span text:style-name="T7"> roles_employees.employee_id =employees.id </text:span></text:p>
      <text:p text:style-name="P5"><text:span text:style-name="T1">and</text:span><text:span text:style-name="T7"> role_id = roles.id </text:span></text:p>
      <text:p text:style-name="P4"><text:span text:style-name="T1">and</text:span><text:span text:style-name="T16"> role_name </text:span><text:span text:style-name="T1">like</text:span><text:span text:style-name="T16"> </text:span><text:span text:style-name="T23">'%dev%'</text:span><text:span text:style-name="T12">;</text:span></text:p>
      <text:p text:style-name="P4"><text:span text:style-name="T16"/></text:p>
      <text:p text:style-name="P4"><text:span text:style-name="T16">29. Вывести имена, должности и ЗП всех специалистов по возрастанию</text:span></text:p>
      <text:p text:style-name="P4"><text:span text:style-name="T16"/></text:p>
      <text:p text:style-name="P8"><text:span text:style-name="T1">select</text:span><text:span text:style-name="T16"> employee_name, role_name, monthly_salary</text:span></text:p>
      <text:p text:style-name="P5"><text:span text:style-name="T1">from</text:span><text:span text:style-name="T7"> employees </text:span><text:span text:style-name="T1">left</text:span><text:span text:style-name="T7"> </text:span><text:span text:style-name="T1">join</text:span><text:span text:style-name="T7"> employees_salary </text:span><text:span text:style-name="T1">on</text:span><text:span text:style-name="T7"> employees_salary.employee_id = employees.id</text:span></text:p>
      <text:p text:style-name="P5"><text:span text:style-name="T1">left</text:span><text:span text:style-name="T7"> </text:span><text:span text:style-name="T1">join</text:span><text:span text:style-name="T7"> roles_employees </text:span><text:span text:style-name="T1">on</text:span><text:span text:style-name="T7"> roles_employees.employee_id = employees.id</text:span></text:p>
      <text:p text:style-name="P5"><text:span text:style-name="T1">left</text:span><text:span text:style-name="T7"> </text:span><text:span text:style-name="T1">join</text:span><text:span text:style-name="T7"> roles </text:span><text:span text:style-name="T1">on</text:span><text:span text:style-name="T7"> role_id = roles.id </text:span></text:p>
      <text:p text:style-name="P4"><text:span text:style-name="T1">order</text:span><text:span text:style-name="T16"> </text:span><text:span text:style-name="T1">by</text:span><text:span text:style-name="T16"> employee_name</text:span><text:span text:style-name="T12">;</text:span></text:p>
      <text:p text:style-name="P4"><text:span text:style-name="T16"/></text:p>
      <text:p text:style-name="P4"><text:span text:style-name="T16">30. Вывести имена, должности и ЗП всех специалистов по возрастанию у специалистов у которых ЗП от 1700 до 2300</text:span></text:p>
      <text:p text:style-name="P4"><text:span text:style-name="T16"/></text:p>
      <text:p text:style-name="P8"><text:span text:style-name="T1">select</text:span><text:span text:style-name="T16"> employee_name, role_name, monthly_salary</text:span></text:p>
      <text:p text:style-name="P5"><text:span text:style-name="T1">from</text:span><text:span text:style-name="T7"> employees </text:span><text:span text:style-name="T1">left</text:span><text:span text:style-name="T7"> </text:span><text:span text:style-name="T1">join</text:span><text:span text:style-name="T7"> employees_salary </text:span><text:span text:style-name="T1">on</text:span><text:span text:style-name="T7"> employees_salary.employee_id = employees.id</text:span></text:p>
      <text:p text:style-name="P5"><text:span text:style-name="T1">left</text:span><text:span text:style-name="T7"> </text:span><text:span text:style-name="T1">join</text:span><text:span text:style-name="T7"> roles_employees </text:span><text:span text:style-name="T1">on</text:span><text:span text:style-name="T7"> roles_employees.employee_id = employees.id</text:span></text:p>
      <text:p text:style-name="P5"><text:span text:style-name="T1">left</text:span><text:span text:style-name="T7"> </text:span><text:span text:style-name="T1">join</text:span><text:span text:style-name="T7"> roles </text:span><text:span text:style-name="T1">on</text:span><text:span text:style-name="T7"> role_id = roles.id </text:span></text:p>
      <text:p text:style-name="P4"><text:span text:style-name="T1">where</text:span><text:span text:style-name="T16"> monthly_salary </text:span><text:span text:style-name="T1">between</text:span><text:span text:style-name="T16"> </text:span><text:span text:style-name="T29">1700</text:span><text:span text:style-name="T16"> </text:span><text:span text:style-name="T1">and</text:span><text:span text:style-name="T16"> </text:span><text:span text:style-name="T29">2300</text:span><text:span text:style-name="T16"> </text:span><text:span text:style-name="T1">order</text:span><text:span text:style-name="T16"> </text:span><text:span text:style-name="T1">by</text:span><text:span text:style-name="T16"> monthly_salary</text:span><text:span text:style-name="T12">;</text:span></text:p>
      <text:p text:style-name="P4"><text:soft-page-break/><text:span text:style-name="T16"/></text:p>
      <text:p text:style-name="P4"><text:span text:style-name="T16">31. Вывести имена, должности и ЗП всех специалистов по возрастанию у специалистов у которых ЗП меньше 2300</text:span></text:p>
      <text:p text:style-name="P4"><text:span text:style-name="T16"/></text:p>
      <text:p text:style-name="P8"><text:span text:style-name="T1">select</text:span><text:span text:style-name="T16"> employee_name, role_name, monthly_salary</text:span></text:p>
      <text:p text:style-name="P5"><text:span text:style-name="T1">from</text:span><text:span text:style-name="T7"> employees </text:span><text:span text:style-name="T1">left</text:span><text:span text:style-name="T7"> </text:span><text:span text:style-name="T1">join</text:span><text:span text:style-name="T7"> employees_salary </text:span><text:span text:style-name="T1">on</text:span><text:span text:style-name="T7"> employees_salary.employee_id = employees.id</text:span></text:p>
      <text:p text:style-name="P5"><text:span text:style-name="T1">left</text:span><text:span text:style-name="T7"> </text:span><text:span text:style-name="T1">join</text:span><text:span text:style-name="T7"> roles_employees </text:span><text:span text:style-name="T1">on</text:span><text:span text:style-name="T7"> roles_employees.employee_id = employees.id</text:span></text:p>
      <text:p text:style-name="P5"><text:span text:style-name="T1">left</text:span><text:span text:style-name="T7"> </text:span><text:span text:style-name="T1">join</text:span><text:span text:style-name="T7"> roles </text:span><text:span text:style-name="T1">on</text:span><text:span text:style-name="T7"> role_id = roles.id </text:span></text:p>
      <text:p text:style-name="P4"><text:span text:style-name="T1">where</text:span><text:span text:style-name="T16"> monthly_salary&lt;</text:span><text:span text:style-name="T29">2300</text:span><text:span text:style-name="T16"> </text:span><text:span text:style-name="T1">order</text:span><text:span text:style-name="T16"> </text:span><text:span text:style-name="T1">by</text:span><text:span text:style-name="T16"> monthly_salary</text:span><text:span text:style-name="T12">;</text:span></text:p>
      <text:p text:style-name="P4"><text:span text:style-name="T16"/></text:p>
      <text:p text:style-name="P4"><text:span text:style-name="T16">32. Вывести имена, должности и ЗП всех специалистов по возрастанию у специалистов у которых ЗП равна 1100, 1500, 2000</text:span></text:p>
      <text:p text:style-name="P4"><text:span text:style-name="T16"/></text:p>
      <text:p text:style-name="P8"><text:span text:style-name="T1">select</text:span><text:span text:style-name="T16"> employee_name, role_name, monthly_salary</text:span></text:p>
      <text:p text:style-name="P5"><text:span text:style-name="T1">from</text:span><text:span text:style-name="T7"> employees </text:span><text:span text:style-name="T1">left</text:span><text:span text:style-name="T7"> </text:span><text:span text:style-name="T1">join</text:span><text:span text:style-name="T7"> employees_salary </text:span><text:span text:style-name="T1">on</text:span><text:span text:style-name="T7"> employees_salary.employee_id = employees.id</text:span></text:p>
      <text:p text:style-name="P5"><text:span text:style-name="T1">left</text:span><text:span text:style-name="T7"> </text:span><text:span text:style-name="T1">join</text:span><text:span text:style-name="T7"> roles_employees </text:span><text:span text:style-name="T1">on</text:span><text:span text:style-name="T7"> roles_employees.employee_id = employees.id</text:span></text:p>
      <text:p text:style-name="P5"><text:span text:style-name="T1">left</text:span><text:span text:style-name="T7"> </text:span><text:span text:style-name="T1">join</text:span><text:span text:style-name="T7"> roles </text:span><text:span text:style-name="T1">on</text:span><text:span text:style-name="T7"> role_id = roles.id </text:span></text:p>
      <text:p text:style-name="P4"><text:span text:style-name="T1">where</text:span><text:span text:style-name="T16"> monthly_salary </text:span><text:span text:style-name="T1">in</text:span><text:span text:style-name="T16"> (</text:span><text:span text:style-name="T29">1100</text:span><text:span text:style-name="T16">, </text:span><text:span text:style-name="T29">1500</text:span><text:span text:style-name="T16">, </text:span><text:span text:style-name="T29">2000</text:span><text:span text:style-name="T16">) </text:span><text:span text:style-name="T1">order</text:span><text:span text:style-name="T16"> </text:span><text:span text:style-name="T1">by</text:span><text:span text:style-name="T16"> monthly_salary</text:span><text:span text:style-name="T12">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1T18:50:57.205000000</meta:creation-date>
    <dc:date>2021-10-13T23:01:30.607000000</dc:date>
    <meta:editing-duration>PT14M16S</meta:editing-duration>
    <meta:editing-cycles>3</meta:editing-cycles>
    <meta:generator>LibreOffice/7.1.5.2$Windows_X86_64 LibreOffice_project/85f04e9f809797b8199d13c421bd8a2b025d52b5</meta:generator>
    <meta:document-statistic meta:table-count="0" meta:image-count="0" meta:object-count="0" meta:page-count="5" meta:paragraph-count="186" meta:word-count="1026" meta:character-count="8995" meta:non-whitespace-character-count="8082"/>
  </office:meta>
</office:document-meta>
</file>